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allegro5/allegro5.h&gt;</text:p>
      <text:p text:style-name="Standard">#include &lt;allegro5/allegro_font.h&gt;</text:p>
      <text:p text:style-name="Standard">#include &lt;allegro5/allegro_primitives.h&gt;</text:p>
      <text:p text:style-name="Standard"/>
      <text:p text:style-name="Standard">void must_init(bool test, const char *description)</text:p>
      <text:p text:style-name="Standard">{</text:p>
      <text:p text:style-name="Standard"><text:s text:c="4"/>if(test) return;</text:p>
      <text:p text:style-name="Standard"/>
      <text:p text:style-name="Standard"><text:s text:c="4"/>printf("couldn't initialize %s\n", description);</text:p>
      <text:p text:style-name="Standard"><text:s text:c="4"/>exit(1)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must_init(al_init(), "allegro");</text:p>
      <text:p text:style-name="Standard"><text:s text:c="4"/>must_init(al_install_keyboard(), "keyboard");</text:p>
      <text:p text:style-name="Standard"/>
      <text:p text:style-name="Standard"><text:s text:c="4"/>ALLEGRO_TIMER* timer = al_create_timer(1.0 / 30.0);</text:p>
      <text:p text:style-name="Standard"><text:s text:c="4"/>must_init(timer, "timer");</text:p>
      <text:p text:style-name="Standard"/>
      <text:p text:style-name="Standard"><text:s text:c="4"/>ALLEGRO_EVENT_QUEUE* queue = al_create_event_queue();</text:p>
      <text:p text:style-name="Standard"><text:s text:c="4"/>must_init(queue, "queue");</text:p>
      <text:p text:style-name="Standard"/>
      <text:p text:style-name="Standard"><text:s text:c="4"/>al_set_new_display_option(ALLEGRO_SAMPLE_BUFFERS, 1, ALLEGRO_SUGGEST);</text:p>
      <text:p text:style-name="Standard"><text:s text:c="4"/>al_set_new_display_option(ALLEGRO_SAMPLES, 8, ALLEGRO_SUGGEST);</text:p>
      <text:p text:style-name="Standard"><text:s text:c="4"/>al_set_new_bitmap_flags(ALLEGRO_MIN_LINEAR | ALLEGRO_MAG_LINEAR);</text:p>
      <text:p text:style-name="Standard"/>
      <text:p text:style-name="Standard"><text:s text:c="4"/>ALLEGRO_DISPLAY* disp = al_create_display(640, 480);</text:p>
      <text:p text:style-name="Standard"><text:s text:c="4"/>must_init(disp, "display");</text:p>
      <text:p text:style-name="Standard"/>
      <text:p text:style-name="Standard"><text:s text:c="4"/>ALLEGRO_FONT* font = al_create_builtin_font();</text:p>
      <text:p text:style-name="Standard"><text:s text:c="4"/>must_init(font, "font");</text:p>
      <text:p text:style-name="Standard"/>
      <text:p text:style-name="Standard"><text:s text:c="4"/>must_init(al_init_primitives_addon(), "primitives");</text:p>
      <text:p text:style-name="Standard"/>
      <text:p text:style-name="Standard"><text:s text:c="4"/>al_register_event_source(queue, al_get_keyboard_event_source());</text:p>
      <text:p text:style-name="Standard"><text:s text:c="4"/>al_register_event_source(queue, al_get_display_event_source(disp));</text:p>
      <text:p text:style-name="Standard"><text:s text:c="4"/>al_register_event_source(queue, al_get_timer_event_source(timer));</text:p>
      <text:p text:style-name="Standard"/>
      <text:p text:style-name="Standard"><text:s text:c="4"/>bool done = false;</text:p>
      <text:p text:style-name="Standard"><text:s text:c="4"/>bool redraw = true;</text:p>
      <text:p text:style-name="Standard"><text:s text:c="4"/>ALLEGRO_EVENT event;</text:p>
      <text:p text:style-name="Standard"/>
      <text:p text:style-name="Standard"><text:s text:c="4"/>float x, y;</text:p>
      <text:p text:style-name="Standard"><text:s text:c="4"/>x = 100;</text:p>
      <text:p text:style-name="Standard"><text:s text:c="4"/>y = 100;</text:p>
      <text:p text:style-name="Standard"/>
      <text:p text:style-name="Standard"><text:soft-page-break/></text:p>
      <text:p text:style-name="Standard"><text:s text:c="4"/>#define KEY_SEEN <text:s text:c="4"/>1</text:p>
      <text:p text:style-name="Standard"><text:s text:c="4"/>#define KEY_DOWN <text:s text:c="4"/>2</text:p>
      <text:p text:style-name="Standard"/>
      <text:p text:style-name="Standard"><text:s text:c="4"/>unsigned char key[ALLEGRO_KEY_MAX];</text:p>
      <text:p text:style-name="Standard"><text:s text:c="4"/>memset(key, 0, sizeof(key));</text:p>
      <text:p text:style-name="Standard"/>
      <text:p text:style-name="Standard"/>
      <text:p text:style-name="Standard"><text:s text:c="4"/>al_start_timer(timer);</text:p>
      <text:p text:style-name="Standard"><text:s text:c="4"/>while(1)</text:p>
      <text:p text:style-name="Standard"><text:s text:c="4"/>{</text:p>
      <text:p text:style-name="Standard"><text:s text:c="8"/>al_wait_for_event(queue, &amp;event);</text:p>
      <text:p text:style-name="Standard"/>
      <text:p text:style-name="Standard"><text:s text:c="8"/>switch(event.type)</text:p>
      <text:p text:style-name="Standard"><text:s text:c="8"/>{</text:p>
      <text:p text:style-name="Standard"><text:s text:c="12"/>case ALLEGRO_EVENT_TIMER:</text:p>
      <text:p text:style-name="Standard"><text:s text:c="16"/>if(key[ALLEGRO_KEY_UP])</text:p>
      <text:p text:style-name="Standard"><text:s text:c="20"/>y--;</text:p>
      <text:p text:style-name="Standard"><text:s text:c="16"/>if(key[ALLEGRO_KEY_DOWN])</text:p>
      <text:p text:style-name="Standard"><text:s text:c="20"/>y++;</text:p>
      <text:p text:style-name="Standard"><text:s text:c="16"/>if(key[ALLEGRO_KEY_LEFT])</text:p>
      <text:p text:style-name="Standard"><text:s text:c="20"/>x--;</text:p>
      <text:p text:style-name="Standard"><text:s text:c="16"/>if(key[ALLEGRO_KEY_RIGHT])</text:p>
      <text:p text:style-name="Standard"><text:s text:c="20"/>x++;</text:p>
      <text:p text:style-name="Standard"/>
      <text:p text:style-name="Standard"><text:s text:c="16"/>if(key[ALLEGRO_KEY_ESCAPE])</text:p>
      <text:p text:style-name="Standard"><text:s text:c="20"/>done = true;</text:p>
      <text:p text:style-name="Standard"/>
      <text:p text:style-name="Standard"><text:s text:c="16"/>for(int i = 0; i &lt; ALLEGRO_KEY_MAX; i++)</text:p>
      <text:p text:style-name="Standard"><text:s text:c="20"/>key[i] &amp;= ~KEY_SEEN;</text:p>
      <text:p text:style-name="Standard"/>
      <text:p text:style-name="Standard"><text:s text:c="16"/>redraw = true;</text:p>
      <text:p text:style-name="Standard"><text:s text:c="16"/>break;</text:p>
      <text:p text:style-name="Standard"/>
      <text:p text:style-name="Standard"><text:s text:c="12"/>case ALLEGRO_EVENT_KEY_DOWN:</text:p>
      <text:p text:style-name="Standard"><text:s text:c="16"/>key[event.keyboard.keycode] = KEY_SEEN | KEY_DOWN;</text:p>
      <text:p text:style-name="Standard"><text:s text:c="16"/>break;</text:p>
      <text:p text:style-name="Standard"><text:s text:c="12"/>case ALLEGRO_EVENT_KEY_UP:</text:p>
      <text:p text:style-name="Standard"><text:s text:c="16"/>key[event.keyboard.keycode] &amp;= ~KEY_DOWN;</text:p>
      <text:p text:style-name="Standard"><text:s text:c="16"/>break;</text:p>
      <text:p text:style-name="Standard"/>
      <text:p text:style-name="Standard"><text:s text:c="12"/>case ALLEGRO_EVENT_DISPLAY_CLOSE:</text:p>
      <text:p text:style-name="Standard"><text:s text:c="16"/>done = true;</text:p>
      <text:p text:style-name="Standard"><text:s text:c="16"/>break;</text:p>
      <text:p text:style-name="Standard"><text:s text:c="8"/>}</text:p>
      <text:p text:style-name="Standard"/>
      <text:p text:style-name="Standard"><text:s text:c="8"/>if(done)</text:p>
      <text:p text:style-name="Standard"><text:s text:c="12"/>break;</text:p>
      <text:p text:style-name="Standard"/>
      <text:p text:style-name="Standard"><text:soft-page-break/><text:s text:c="8"/>if(redraw &amp;&amp; al_is_event_queue_empty(queue))</text:p>
      <text:p text:style-name="Standard"><text:s text:c="8"/>{</text:p>
      <text:p text:style-name="Standard"><text:s text:c="12"/>al_clear_to_color(al_map_rgb(0, 0, 0));</text:p>
      <text:p text:style-name="Standard"><text:s text:c="12"/>al_draw_textf(font, al_map_rgb(255, 255, 255), 0, 0, 0, "X: %.1f Y: %.1f", x, y);</text:p>
      <text:p text:style-name="Standard"><text:s text:c="12"/>al_draw_filled_rectangle(x, y, x + 10, y + 10, al_map_rgb(255, 0, 0));</text:p>
      <text:p text:style-name="Standard"/>
      <text:p text:style-name="Standard"><text:s text:c="12"/>al_flip_display();</text:p>
      <text:p text:style-name="Standard"/>
      <text:p text:style-name="Standard"><text:s text:c="12"/>redraw = false;</text:p>
      <text:p text:style-name="Standard"><text:s text:c="8"/>}</text:p>
      <text:p text:style-name="Standard"><text:s text:c="4"/>}</text:p>
      <text:p text:style-name="Standard"/>
      <text:p text:style-name="Standard"><text:s text:c="4"/>al_destroy_font(font);</text:p>
      <text:p text:style-name="Standard"><text:s text:c="4"/>al_destroy_display(disp);</text:p>
      <text:p text:style-name="Standard"><text:s text:c="4"/>al_destroy_timer(timer);</text:p>
      <text:p text:style-name="Standard"><text:s text:c="4"/>al_destroy_event_queue(queue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0:46:16.349279606</meta:creation-date>
    <dc:date>2025-04-20T00:46:29.310596552</dc:date>
    <meta:editing-duration>PT14S</meta:editing-duration>
    <meta:editing-cycles>1</meta:editing-cycles>
    <meta:document-statistic meta:table-count="0" meta:image-count="0" meta:object-count="0" meta:page-count="3" meta:paragraph-count="88" meta:word-count="212" meta:character-count="2926" meta:non-whitespace-character-count="2112"/>
    <meta:generator>LibreOffice/7.3.7.2$Linux_X86_64 LibreOffice_project/30$Build-2</meta:generator>
  </office:meta>
</office:document-meta>
</file>